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abb400" draw:marker-start-width="0.812cm" draw:marker-end-width="0.812cm" draw:fill-color="#cc0000" draw:opacity="20%" draw:textarea-horizontal-align="justify" draw:textarea-vertical-align="middle" draw:auto-grow-height="false" fo:min-height="3.993cm" fo:min-width="6.616cm" fo:padding-top="0.226cm" fo:padding-bottom="0.226cm" fo:padding-left="0.351cm" fo:padding-right="0.351cm" draw:shadow-opacity="20%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1.274cm" fo:min-width="2.421cm" draw:shadow-opacity="2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cc0000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2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18cm" svg:height="4.445cm" svg:x="2.445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524cm" svg:x="4.65cm" svg:y="9.882cm">
          <text:p text:style-name="P2">box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08cm" svg:height="0.962cm" svg:x="4.291cm" svg:y="8.593cm">
          <draw:text-box>
            <text:p>padding top</text:p>
          </draw:text-box>
        </draw:frame>
        <draw:frame draw:style-name="gr3" draw:text-style-name="P4" draw:layer="layout" svg:width="4.867cm" svg:height="0.962cm" svg:x="3.691cm" svg:y="11.614cm">
          <draw:text-box>
            <text:p>padding bottom</text:p>
          </draw:text-box>
        </draw:frame>
        <draw:frame draw:style-name="gr3" draw:text-style-name="P4" draw:layer="layout" svg:width="4.16cm" svg:height="0.962cm" draw:transform="rotate (-1.5707963267949) translate (9.498cm 8.476cm)">
          <draw:text-box>
            <text:p>padding right</text:p>
          </draw:text-box>
        </draw:frame>
        <draw:frame draw:style-name="gr3" draw:text-style-name="P4" draw:layer="layout" svg:width="3.774cm" svg:height="0.962cm" draw:transform="rotate (1.5707963267949) translate (2.73cm 12.514cm)">
          <draw:text-box>
            <text:p>padding left</text:p>
          </draw:text-box>
        </draw:frame>
        <draw:frame draw:style-name="gr3" draw:text-style-name="P4" draw:layer="layout" svg:width="2.682cm" svg:height="0.962cm" svg:x="9.636cm" svg:y="5.499cm">
          <draw:text-box>
            <text:p>bordure</text:p>
          </draw:text-box>
        </draw:frame>
        <draw:custom-shape draw:style-name="gr1" draw:text-style-name="P1" draw:layer="layout" svg:width="7.318cm" svg:height="4.445cm" svg:x="12.745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524cm" svg:x="14.95cm" svg:y="9.882cm">
          <text:p text:style-name="P2">box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46cm" svg:height="0.962cm" draw:transform="rotate (-1.5707963267949) translate (11.099cm 8.776cm)">
          <draw:text-box>
            <text:p>margin right</text:p>
          </draw:text-box>
        </draw:frame>
        <draw:frame draw:style-name="gr3" draw:text-style-name="P4" draw:layer="layout" svg:width="3.461cm" svg:height="0.962cm" draw:transform="rotate (1.5707963267949) translate (1.181cm 12.289cm)">
          <draw:text-box>
            <text:p>margin left</text:p>
          </draw:text-box>
        </draw:frame>
        <draw:frame draw:style-name="gr3" draw:text-style-name="P4" draw:layer="layout" svg:width="3.495cm" svg:height="0.962cm" svg:x="4.391cm" svg:y="7.093cm">
          <draw:text-box>
            <text:p>margin top</text:p>
          </draw:text-box>
        </draw:frame>
        <draw:frame draw:style-name="gr3" draw:text-style-name="P4" draw:layer="layout" svg:width="4.553cm" svg:height="0.962cm" svg:x="3.992cm" svg:y="13.093cm">
          <draw:text-box>
            <text:p>margin bottom</text:p>
          </draw:text-box>
        </draw:frame>
        <draw:line draw:style-name="gr4" draw:text-style-name="P5" draw:layer="layout" svg:x1="10.652cm" svg:y1="6.461cm" svg:x2="9.255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1T18:16:31.339313046</meta:creation-date>
    <dc:date>2015-12-31T18:28:53.719633659</dc:date>
    <meta:editing-duration>PT12M22S</meta:editing-duration>
    <meta:editing-cycles>1</meta:editing-cycles>
    <meta:document-statistic meta:object-count="14"/>
    <meta:generator>LibreOffice/5.0.3.2$Linux_X86_64 LibreOffice_project/00$Build-2</meta:generator>
  </office:meta>
</office:document-meta>
</file>